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have followed instructions as provided and have created a local storage container with sub folders and screenshotted the entire thing. I have also created a word doc explaining what I have done.</text:p>
      <text:p text:style-name="Normal"/>
      <text:p text:style-name="Normal">Task3</text:p>
      <text:p text:style-name="Normal">I have followed instructions and created a new repository in github</text:p>
      <text:p text:style-name="Normal"/>
      <text:p text:style-name="Normal">Task 4</text:p>
      <text:p text:style-name="Normal">I have created a link between GitHub and local. And created repositories. I have inputted it incorrectly at first so had to replace it. Also I have removed a new word doc since it was not required and combined it with the current place holder</text:p>
      <text:p text:style-name="Normal">Task5</text:p>
      <text:p text:style-name="Normal">I have followed instructions and copied the code to visual studio saved it in local and opened it</text:p>
      <text:p text:style-name="Normal"><text:s/>Task6</text:p>
      <text:p text:style-name="Normal">Uploaded web to git</text:p>
      <text:p text:style-name="Normal">Task7</text:p>
      <text:p text:style-name="Normal">I have pushed to git and set up main</text:p>
      <text:p text:style-name="Normal">Task8</text:p>
      <text:p text:style-name="Normal">I have added 2 lines of code first one being<text:s/>meta description for better SEO and accessibility<text:s/>and the second one<text:s/>Padding on the heading so the cantered text has some breathing room.</text:p>
      <text:p text:style-name="Normal"/>
      <text:p text:style-name="Normal">Task9</text:p>
      <text:p text:style-name="Normal">I have created an access point from GitHub to my websi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AS MICKUNAS</meta:initial-creator>
    <dc:creator>MATAS MICKUNAS</dc:creator>
    <meta:creation-date>2026-02-03T11:31:00Z</meta:creation-date>
    <dc:date>2026-02-03T12:19:00Z</dc:date>
    <meta:template xlink:href="Normal" xlink:type="simple"/>
    <meta:editing-cycles>9</meta:editing-cycles>
    <meta:editing-duration>PT1920S</meta:editing-duration>
    <meta:document-statistic meta:page-count="1" meta:paragraph-count="1" meta:word-count="141" meta:character-count="949" meta:row-count="6" meta:non-whitespace-character-count="809"/>
  </office:meta>
</office:document-meta>
</file>